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ick Shively</text:p>
      <text:p text:style-name="Standard">CS355</text:p>
      <text:p text:style-name="Standard"/>
      <text:p text:style-name="P1">Databases Project 1</text:p>
      <text:p text:style-name="P1"/>
      <text:p text:style-name="P2">Purpose:</text:p>
      <text:p text:style-name="P3"><text:tab/>The purpose of this database is to store information on terrible movies, games, and music. They are also able to rate the media of their choice. Anyone who enjoys watching, playing, or listening to terrible movies, games, or music (think Tommy Wiseau's “The Room”) could use this database to find more terrible media. They can also rate this media on how terrible it is.</text:p>
      <text:p text:style-name="P3"/>
      <text:p text:style-name="P2">ER Diagram:</text:p>
      <text:p text:style-name="P2"><text:span text:style-name="T2"><text:tab/>Stapled to report</text:span></text:p>
      <text:p text:style-name="P2"><text:span text:style-name="T2"/></text:p>
      <text:p text:style-name="P2">Tables:</text:p>
      <text:p text:style-name="P2"><text:span text:style-name="T1"><text:tab/>MUsers- </text:span><text:span text:style-name="T2">This table holds a UserID, which is an auto-incrementing int primary key, and a username, which is the username of the corresponding UserID. The Username is a varchar.</text:span></text:p>
      <text:p text:style-name="P2"><text:span text:style-name="T2"/></text:p>
      <text:p text:style-name="P2"><text:span text:style-name="T2"><text:tab/></text:span><text:span text:style-name="T1">TerribleMovies- </text:span><text:span text:style-name="T2">This table holds the movie title, which is the varchar primary key, as well as the director (varchar) of said movie, the integer rating of said movie, and the user that posted the rating, which is a foreign key to MUsers UserID variable.</text:span></text:p>
      <text:p text:style-name="P2"><text:span text:style-name="T2"/></text:p>
      <text:p text:style-name="P2"><text:span text:style-name="T2"><text:tab/></text:span><text:span text:style-name="T1">TerribleGames</text:span><text:span text:style-name="T2">- This table holds the game title, which is the varchar primary key, as well as the company that made the game (varchar) of said game, the integer rating of said game, and the user that posted the rating, which is a foreign key to MUsers UserID variable.</text:span></text:p>
      <text:p text:style-name="P2"><text:span text:style-name="T2"/></text:p>
      <text:p text:style-name="P2"><text:span text:style-name="T2"><text:tab/></text:span><text:span text:style-name="T1">TerribleMusic-</text:span><text:span text:style-name="T2"> This table holds the music title, which is the varchar primary key, as well as the composer that made the song (varchar) of said song, the integer rating of said song, and the user that posted the rating, which is a foreign key to MUsers UserID variable.</text:span></text:p>
      <text:p text:style-name="P2"><text:span text:style-name="T2"/></text:p>
      <text:p text:style-name="P2"><text:span text:style-name="T2"><text:tab/></text:span><text:span text:style-name="T1">MovieGenre-</text:span><text:span text:style-name="T2"> This table holds the title of a movie, which is a varchar primary key as well as a foreign key to the TerribleMovies table to a title of a movie. It also holds a Genre variable, which is the genre of a the corresponding table.</text:span></text:p>
      <text:p text:style-name="P2"><text:span text:style-name="T2"/></text:p>
      <text:p text:style-name="P2">Web Pages:<text:span text:style-name="T2"> </text:span></text:p>
      <text:p text:style-name="P5"><text:span text:style-name="T1">(tableName) is a variable that could be TerribleMovies, TerribleGames, MUsers, or TerribleMusic</text:span></text:p>
      <text:list xml:id="list8807180499843107509" text:style-name="L1">
        <text:list-item>
          <text:list>
            <text:list-item>
              <text:list>
                <text:list-item>
                  <text:p text:style-name="P4">The first webpage ( / ) simply shows you the actions you may take- you can view the 5 HTML tables as well as two additional tables which are a union and a join.</text:p>
                </text:list-item>
                <text:list-item>
                  <text:p text:style-name="P4">Each of the HTML tables (“(tableName)/view/table”) allows you to insert a value(“(tableName)/add”), edit a value, view additional info (“(tableName)/edit”), or remove a value (“(tableName)/delete”).</text:p>
                </text:list-item>
                <text:list-item>
                  <text:p text:style-name="P4">Selecting to add a value will bring you to the add webpage (“(tableName)/add”). At the add webpage, you can insert values for each field of the database. This webpage then redirects to (“(tableName)/insert”) and inserts the values into the HTML table.</text:p>
                </text:list-item>
                <text:list-item>
                  <text:p text:style-name="P4">Selecting more info (“(tableName)/”) will pass the primary key of the item you selected to the (“(tableName)/”) page and you will view all information about that entry.</text:p>
                </text:list-item>
                <text:list-item>
                  <text:p text:style-name="P4">Selecting delete (“(tableName)/delete”) will remove that entry from the table. It passes the primary key to the delete function.</text:p>
                </text:list-item>
                <text:list-item>
                  <text:p text:style-name="P4">Selecting “edit” will edit the information in the given entry. You will be redirected to <text:soft-page-break/>(“(tableName)/edit”) in which you will be prompted to change the values in that entry. The webpage will then redirect to (“(tableName)/update”) in which a primary key's other pieces of data are changed.</text:p>
                </text:list-item>
                <text:list-item>
                  <text:p text:style-name="P4">From the (“/”) webpage, if you select View All, you are redirected to (“/all”). The view all options performs a UNION ALL on the TerribleMusic, TerribleMovies and TerribleGames tables. This will display all media in the database.</text:p>
                </text:list-item>
                <text:list-item>
                  <text:p text:style-name="P4">From the (“/”) webpage, if you select the “View usernames of movie raters” option, the tables MUsers and TerribleMovies tables are INNER JOINed. When they are inner joined, the user is able to see the username of the users who rated the movie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jkd djaslfdjsa</meta:initial-creator>
    <meta:creation-date>2015-04-04T22:29:03.96</meta:creation-date>
    <meta:document-statistic meta:table-count="0" meta:image-count="0" meta:object-count="0" meta:page-count="2" meta:paragraph-count="23" meta:word-count="586" meta:character-count="3449"/>
    <dc:date>2015-04-04T23:05:15.51</dc:date>
    <dc:creator>fjkd djaslfdjsa</dc:creator>
    <meta:editing-duration>PT5M50S</meta:editing-duration>
    <meta:editing-cycles>1</meta:editing-cycles>
    <meta:generator>OpenOffice/4.1.0$Win32 OpenOffice.org_project/410m18$Build-9764</meta:generator>
  </office:meta>
</office:document-meta>
</file>